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af8a"/>
    </style:style>
    <style:style style:name="P2" style:family="paragraph" style:parent-style-name="Standard">
      <style:text-properties fo:language="en" fo:country="none" officeooo:paragraph-rsid="000faf8a"/>
    </style:style>
    <style:style style:name="P3" style:family="paragraph" style:parent-style-name="Standard">
      <style:text-properties officeooo:paragraph-rsid="0010742e"/>
    </style:style>
    <style:style style:name="T1" style:family="text">
      <style:text-properties officeooo:rsid="000faf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mpio di sezione dati contenente gli eventi.</text:span></text:p>
      <text:p text:style-name="P2"><text:bookmark text:name="result_box"/><text:span text:style-name="T1">Example of a data section containing</text:span></text:p>
      <text:p text:style-name="P1"><text:span text:style-name="T1"></text:span></text:p>
      <text:p text:style-name="P3"><text:span text:style-name="T1">a2 f0 83 01 ff cd 00 00 d5 78</text:span></text:p>
      <text:p text:style-name="P3"><text:span text:style-name="T1">00 c4 b0 14 b5 12 54 60 07 08 41 00 01 2d 2b 63 48 53 8b 1d 9e af d3 80</text:span></text:p>
      <text:p text:style-name="P3"><text:span text:style-name="T1">00 a7 b0 0f b5 0d 5b 68 0e 10 46 00 01 0c e7 40 3b ff 7e 01 fc b0 16 b5 14 69 78 07 08 43</text:span></text:p>
      <text:p text:style-name="P3"><text:span text:style-name="T1">00 01 25 9b f5 45 c7 fc f9 14 11 96 fa 39 c4</text:span></text:p>
      <text:p text:style-name="P3"><text:span text:style-name="T1">00 d9 b0 10 b5 0e 70 80 0a 8c 43 00 01 21 b9 7a ec 34 65 df</text:span></text:p>
      <text:p text:style-name="P3"><text:span text:style-name="T1">01 14 b0 1b b5 19 7b 0c 03 84 41 00 01 0c e6 d2 80 0f df a5 de 93 0a a9 72 14 68 d1 db d8 85</text:span></text:p>
      <text:p text:style-name="P3"><text:span text:style-name="T1">74 39 df 7b</text:span></text:p>
      <text:p text:style-name="P1"><text:span text:style-name="T1"/></text:p>
      <text:p text:style-name="P2"><text:bookmark text:name="result_box1"/><text:span text:style-name="T1">- A2 section identifies the type of data, in this case is a data stream containing the events (from 0xa0 to 0xa3).<text:line-break/><text:line-break/>- F0 83 &amp; 0x0fff to get the length of the data section.<text:line-break/><text:line-break/>- 01 ff identifies the channel Sky EPG via the web is the parameter "channel id”.<text:line-break/><text:line-break/>- D5 78 identifies the day of event programming to channel in the sky object. The day is in the format MJD and from this we can obtain the "timestamp" reported at 00:00 on that day.<text:line-break/><text:line-break/>- 00 c4 identifies the id of the event, but does not match that found on the Web.<text:line-break/><text:line-break/>- B0 14 &amp; 0x0fff to obtain the total length of the event.<text:line-break/><text:line-break/>- B5 12 the first byte of the pair must always be b5, the second byte is the actual length of the event.<text:line-break/><text:line-break/>- 54 60 is the time scheduling of the event. To obtain real-time programming event, such value shall be multiplied by 2 and added to "stamp" of the day.<text:line-break/><text:line-break/>- 07 08 is the duration of the event. The correct value is obtained multiplying by 2.<text:line-break/><text:line-break/>- 41 is the classification of the event, which is the theme (Movie - Action, Sports - Football, ...... )<text:line-break/><text:line-break/>- 2d 2b 63 .. .. .. is the description of the encoded Huffman code. The first byte of this sequence data should always be performed (&amp; 0x3f).</text:span></text:p>
      <text:p text:style-name="P1"><text:span text:style-name="T1"/></text:p>
      <text:p text:style-name="P1"><text:span text:style-name="T1">- a2 identifica il tipo di sezione dati, in questo caso è un</text:span></text:p>
      <text:p text:style-name="P1"><text:span text:style-name="T1">flusso dati contenente gli eventi (da 0xa0 a 0xa3).</text:span></text:p>
      <text:p text:style-name="P1"><text:span text:style-name="T1">- f0 83 &amp; 0x0fff per ottenere la lunghezza della sezione dati.</text:span></text:p>
      <text:p text:style-name="P1"><text:span text:style-name="T1">- 01 ff identifica il canale sky, nell’epg via web corrisponde</text:span></text:p>
      <text:p text:style-name="P1"><text:span text:style-name="T1">al parametro “cannel id”.</text:span></text:p>
      <text:p text:style-name="P1"><text:span text:style-name="T1">- d5 78 identifica il giorno di programmazione degli eventi per</text:span></text:p>
      <text:p text:style-name="P1"><text:span text:style-name="T1">il canale sky in oggetto. Il giorno è espresso nel formato</text:span></text:p>
      <text:p text:style-name="P1"><text:span text:style-name="T1">MJD e da questo si ricava il “timestamp” riferito alle ore</text:span></text:p>
      <text:p text:style-name="P1"><text:span text:style-name="T1">00:00 di tale giorno.</text:span></text:p>
      <text:p text:style-name="P1"><text:span text:style-name="T1">- 00 c4 identifica l’id dell’evento, ma non corrisponde a</text:span></text:p>
      <text:p text:style-name="P1"><text:span text:style-name="T1">quello presente via web.</text:span></text:p>
      <text:p text:style-name="P1"><text:span text:style-name="T1">- b0 14 &amp; 0x0fff per ottenere la lunghezza totale dell’evento.</text:span></text:p>
      <text:p text:style-name="P1"><text:span text:style-name="T1">- b5 12 il primo byte di tale coppia, deve essere sempre b5, il</text:span></text:p>
      <text:p text:style-name="P1"><text:span text:style-name="T1">secondo byte rappresenta la lunghezza effettiva dell’evento.</text:span></text:p>
      <text:p text:style-name="P1"><text:span text:style-name="T1">- 54 60 è l’orario di programmazione dell’evento. Per ottenere</text:span></text:p>
      <text:p text:style-name="P1"><text:span text:style-name="T1">l’orario reale di programmazione dell’evento, tale valore va</text:span></text:p>
      <text:p text:style-name="P1"><text:span text:style-name="T1">moltiplicato per 2 e sommato al “timestamp” del giorno.</text:span></text:p>
      <text:p text:style-name="P1"><text:span text:style-name="T1">- 07 08 è la durata dell’evento. Il valore corretto si ottiene</text:span></text:p>
      <text:p text:style-name="P1"><text:span text:style-name="T1">moltiplicandolo per 2.</text:span></text:p>
      <text:p text:style-name="P1"><text:span text:style-name="T1">- 41 è la classificazione dell’evento, cioè il tema ( Film –</text:span></text:p>
      <text:p text:style-name="P1"><text:span text:style-name="T1">Azione, Sport – Calcio, ...... )</text:span></text:p>
      <text:p text:style-name="P1"><text:span text:style-name="T1">- 2d 2b 63 .. .. .. è la descrizione dell’evento codificato nel</text:span></text:p>
      <text:p text:style-name="P1"><text:span text:style-name="T1">codice Huffman. Sul primo byte di questa sequenza di dati</text:span></text:p>
      <text:p text:style-name="P1"><text:span text:style-name="T1">deve essere sempre eseguito un ( &amp; 0x3f ).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cd </meta:initial-creator>
    <meta:creation-date>2010-11-07T11:00:08</meta:creation-date>
    <dc:date>2010-11-07T11:11:42</dc:date>
    <dc:creator>jcd </dc:creator>
    <meta:editing-duration>PT00H11M37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35" meta:word-count="609" meta:character-count="2927"/>
  </office:meta>
</office:document-meta>
</file>